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4.00pt" fo:font-weight="normal" fo:font-family="'Times New Roman'" style:font-family-asian="'Times New Roman'" style:font-family-complex="'Times New Roman'" fo:background-color="transparent" fo:color="#1f292c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20.00pt" fo:font-weight="bold" fo:font-family="'Times New Roman'" style:font-family-asian="'Times New Roman'" style:font-family-complex="'Times New Roman'" fo:background-color="transparent" style:use-window-font-color="true"/>
    </style:style>
    <style:style style:name="T40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41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42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43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4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8" style:family="text">
      <style:text-properties fo:font-size="14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49" style:family="text">
      <style:text-properties fo:font-size="14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5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50pt" fo:font-weight="normal" fo:font-family="'Times New Roman'" style:font-family-asian="'Times New Roman'" style:font-family-complex="'Times New Roman'" fo:background-color="transparent" style:use-window-font-color="true"/>
    </style:style>
    <style:style style:name="T53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54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55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56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57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5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9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91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94" style:family="text">
      <style:text-properties fo:font-size="14.50pt" fo:font-weight="normal" fo:font-family="'Times New Roman'" style:font-family-asian="'Times New Roman'" style:font-family-complex="'Times New Roman'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97" style:family="text">
      <style:text-properties fo:font-size="8.00pt" fo:font-weight="normal" fo:font-family="'Times New Roman'" style:font-family-asian="'Times New Roman'" style:font-family-complex="'Times New Roman'" fo:background-color="transparent" style:use-window-font-color="true"/>
    </style:style>
    <style:style style:name="T98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99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00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01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0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0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0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0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0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0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0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0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2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2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2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2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2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2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2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2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2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2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3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3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3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35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38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3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4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4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4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4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4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4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4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4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4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4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5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5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5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5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54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7.00pt" fo:font-weight="normal" fo:font-family="'Times New Roman'" style:font-family-asian="'Times New Roman'" style:font-family-complex="'Times New Roman'" fo:background-color="transparent" style:use-window-font-color="true"/>
    </style:style>
    <style:style style:name="T157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158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5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6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6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6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6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6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6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6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6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00.00%" fo:text-align="left" fo:margin-left="158.90pt" fo:text-indent="-34.60pt" fo:margin-right="128.75pt" fo:margin-top="4.45pt" fo:margin-bottom="0.25pt"/>
    </style:style>
    <style:style style:name="P2" style:family="paragraph">
      <style:paragraph-properties fo:line-height="100.00%" fo:text-align="left" fo:margin-left="50.40pt" fo:text-indent="0.00pt">
        <style:tab-stops>
          <style:tab-stop style:position="129.65pt"/>
          <style:tab-stop style:position="39425.40pt"/>
        </style:tab-stops>
      </style:paragraph-properties>
    </style:style>
    <style:style style:name="P3" style:family="paragraph">
      <style:paragraph-properties fo:line-height="100.00%" fo:text-align="left" fo:margin-left="0.55pt" fo:text-indent="0.00pt"/>
    </style:style>
    <style:style style:name="P4" style:family="paragraph">
      <style:paragraph-properties fo:line-height="100.00%" fo:text-align="left" fo:margin-left="7.55pt" fo:text-indent="0.00pt"/>
    </style:style>
    <style:style style:name="P5" style:family="paragraph">
      <style:paragraph-properties fo:line-height="100.00%" fo:text-align="left" fo:margin-left="50.40pt" fo:text-indent="0.00pt">
        <style:tab-stops>
          <style:tab-stop style:position="129.65pt"/>
          <style:tab-stop style:position="39425.40pt"/>
        </style:tab-stops>
      </style:paragraph-properties>
    </style:style>
    <style:style style:name="P6" style:family="paragraph">
      <style:paragraph-properties fo:line-height="100.00%" fo:text-align="left" fo:margin-left="50.40pt" fo:text-indent="0.00pt">
        <style:tab-stops>
          <style:tab-stop style:position="129.65pt"/>
          <style:tab-stop style:position="39425.40pt"/>
        </style:tab-stops>
      </style:paragraph-properties>
    </style:style>
    <style:style style:name="P7" style:family="paragraph">
      <style:paragraph-properties fo:line-height="100.00%" fo:text-align="left" fo:margin-left="0.55pt" fo:text-indent="0.00pt"/>
    </style:style>
    <style:style style:name="P8" style:family="paragraph">
      <style:paragraph-properties fo:line-height="100.00%" fo:text-align="left" fo:margin-left="7.55pt" fo:text-indent="0.00pt"/>
    </style:style>
    <style:style style:name="P9" style:family="paragraph">
      <style:paragraph-properties fo:line-height="100.00%" fo:text-align="left" fo:margin-left="50.40pt" fo:text-indent="0.00pt">
        <style:tab-stops>
          <style:tab-stop style:position="129.65pt"/>
          <style:tab-stop style:position="39425.40pt"/>
        </style:tab-stops>
      </style:paragraph-properties>
    </style:style>
    <style:style style:name="P10" style:family="paragraph">
      <style:paragraph-properties fo:line-height="100.00%" fo:text-align="left" fo:margin-left="50.40pt" fo:text-indent="0.00pt">
        <style:tab-stops>
          <style:tab-stop style:position="129.65pt"/>
          <style:tab-stop style:position="39425.40pt"/>
        </style:tab-stops>
      </style:paragraph-properties>
    </style:style>
    <style:style style:name="P11" style:family="paragraph">
      <style:paragraph-properties fo:line-height="100.00%" fo:text-align="left" fo:margin-left="0.55pt" fo:text-indent="0.00pt"/>
    </style:style>
    <style:style style:name="P12" style:family="paragraph">
      <style:paragraph-properties fo:line-height="100.00%" fo:text-align="left" fo:margin-left="7.55pt" fo:text-indent="0.00pt" fo:margin-right="47.75pt"/>
    </style:style>
    <style:style style:name="P13" style:family="paragraph">
      <style:paragraph-properties fo:line-height="100.00%" fo:text-align="left" fo:margin-left="50.40pt" fo:text-indent="0.00pt">
        <style:tab-stops>
          <style:tab-stop style:position="129.65pt"/>
          <style:tab-stop style:position="39425.40pt"/>
        </style:tab-stops>
      </style:paragraph-properties>
    </style:style>
    <style:style style:name="P14" style:family="paragraph">
      <style:paragraph-properties fo:line-height="100.00%" fo:text-align="left" fo:margin-top="0.40pt"/>
    </style:style>
    <style:style style:name="P15" style:family="paragraph">
      <style:paragraph-properties fo:line-height="100.00%" fo:text-align="left" fo:margin-left="11.00pt" fo:text-indent="0.00pt"/>
    </style:style>
    <style:style style:name="P16" style:family="paragraph">
      <style:paragraph-properties fo:line-height="100.00%" fo:text-align="left" fo:margin-top="0.55pt"/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left" fo:margin-left="11.00pt" fo:text-indent="0.00pt" fo:margin-top="10.55pt"/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left" fo:margin-left="6.00pt" fo:text-indent="0.00pt"/>
    </style:style>
    <style:style style:name="P21" style:family="paragraph">
      <style:paragraph-properties fo:line-height="100.00%" fo:text-align="left"/>
    </style:style>
    <style:style style:name="P22" style:family="paragraph">
      <style:paragraph-properties fo:line-height="100.00%" fo:text-align="left" fo:margin-top="0.20pt"/>
    </style:style>
    <style:style style:name="P23" style:family="paragraph">
      <style:paragraph-properties fo:line-height="100.00%" fo:text-align="left" fo:margin-left="11.00pt" fo:text-indent="0.00pt"/>
    </style:style>
    <style:style style:name="P24" style:family="paragraph">
      <style:paragraph-properties fo:line-height="100.00%" fo:text-align="left"/>
    </style:style>
    <style:style style:name="P25" style:family="paragraph">
      <style:paragraph-properties fo:line-height="100.00%" fo:text-align="left" fo:margin-top="0.40pt"/>
    </style:style>
    <style:style style:name="P26" style:family="paragraph">
      <style:paragraph-properties fo:line-height="100.00%" fo:text-align="left" fo:margin-left="11.00pt" fo:text-indent="0.00pt" fo:margin-top="4.30pt" fo:margin-bottom="0.55pt"/>
    </style:style>
    <style:style style:name="P27" style:family="paragraph">
      <style:paragraph-properties fo:line-height="100.00%" fo:text-align="left" fo:margin-left="38.75pt" fo:text-indent="0.00pt"/>
    </style:style>
    <style:style style:name="P28" style:family="paragraph">
      <style:paragraph-properties fo:line-height="100.00%" fo:text-align="left"/>
    </style:style>
    <style:style style:name="P29" style:family="paragraph">
      <style:paragraph-properties fo:line-height="100.00%" fo:text-align="left" fo:margin-top="0.25pt" fo:margin-bottom="0.05pt"/>
    </style:style>
    <style:style style:name="P30" style:family="paragraph">
      <style:paragraph-properties fo:line-height="100.00%" fo:text-align="left" fo:margin-left="30.45pt" fo:text-indent="0.00pt"/>
    </style:style>
    <style:style style:name="P31" style:family="paragraph">
      <style:paragraph-properties fo:line-height="100.00%" fo:text-align="left"/>
    </style:style>
    <style:style style:name="P32" style:family="paragraph">
      <style:paragraph-properties fo:line-height="100.00%" fo:text-align="left" fo:margin-left="5.95pt" fo:text-indent="0.00pt" fo:margin-top="4.00pt"/>
    </style:style>
    <style:style style:name="P33" style:family="paragraph">
      <style:paragraph-properties fo:line-height="100.00%" fo:text-align="left"/>
    </style:style>
    <style:style style:name="P34" style:family="paragraph">
      <style:paragraph-properties fo:line-height="100.00%" fo:text-align="left" fo:margin-top="0.15pt"/>
    </style:style>
    <style:style style:name="P35" style:family="paragraph">
      <style:paragraph-properties fo:line-height="100.00%" fo:text-align="left"/>
    </style:style>
    <style:style style:name="P36" style:family="paragraph">
      <style:paragraph-properties fo:line-height="100.00%" fo:text-align="left" fo:margin-top="0.25pt"/>
    </style:style>
    <style:style style:name="P37" style:family="paragraph">
      <style:paragraph-properties fo:line-height="100.00%" fo:text-align="left" fo:margin-left="11.00pt" fo:text-indent="0.00pt"/>
    </style:style>
    <style:style style:name="P38" style:family="paragraph">
      <style:paragraph-properties fo:line-height="100.00%" fo:text-align="left" fo:margin-left="47.05pt" fo:text-indent="0.00pt" fo:margin-top="8.15pt"/>
    </style:style>
    <style:style style:name="TableColumn0100" style:family="table-column">
      <style:table-column-properties style:column-width="2.500694in"/>
    </style:style>
    <style:style style:name="TableColumn0101" style:family="table-column">
      <style:table-column-properties style:column-width="2.680556in"/>
    </style:style>
    <style:style style:name="Table01" style:family="table">
      <style:table-properties style:width="5.181250in" fo:margin-left="0.000000in" style:writing-mode="lr" table:align="left" style:may-break-between-rows="true"/>
    </style:style>
    <style:style style:name="TableRow0100" style:family="table-row">
      <style:table-row-properties style:min-row-height="0.222917in"/>
    </style:style>
    <style:style style:name="TableCell010000" style:family="table-cell">
      <style:table-cell-properties fo:border-top="0.008333in solid #000000" fo:border-left="0.008333in solid #000000" fo:border-right="0.008333in solid #000000" fo:border-bottom="0.008333in solid #000000" fo:vertical-align="top" fo:background-color="#ffffff"/>
    </style:style>
    <style:style style:name="TableCell010001" style:family="table-cell">
      <style:table-cell-properties fo:border-top="0.008333in solid #000000" fo:border-left="0.008333in solid #000000" fo:border-right="0.008333in solid #000000" fo:border-bottom="0.008333in solid #000000" fo:vertical-align="top" fo:background-color="#ffffff"/>
    </style:style>
    <style:style style:name="TableRow0101" style:family="table-row">
      <style:table-row-properties style:min-row-height="0.225694in"/>
    </style:style>
    <style:style style:name="TableCell010100" style:family="table-cell">
      <style:table-cell-properties fo:border-top="0.008333in solid #000000" fo:border-left="0.008333in solid #000000" fo:border-right="0.008333in solid #000000" fo:border-bottom="0.008333in solid #000000" fo:vertical-align="top" fo:background-color="#ffffff"/>
    </style:style>
    <style:style style:name="TableCell010101" style:family="table-cell">
      <style:table-cell-properties fo:border-top="0.008333in solid #000000" fo:border-left="0.008333in solid #000000" fo:border-right="0.008333in solid #000000" fo:border-bottom="0.008333in solid #000000" fo:vertical-align="top" fo:background-color="#ffffff"/>
    </style:style>
    <style:style style:name="TableRow0102" style:family="table-row">
      <style:table-row-properties style:min-row-height="0.449306in"/>
    </style:style>
    <style:style style:name="TableCell010200" style:family="table-cell">
      <style:table-cell-properties fo:border-top="0.008333in solid #000000" fo:border-left="0.008333in solid #000000" fo:border-right="0.008333in solid #000000" fo:border-bottom="0.008333in solid #000000" fo:vertical-align="top" fo:background-color="#ffffff"/>
    </style:style>
    <style:style style:name="TableCell010201" style:family="table-cell">
      <style:table-cell-properties fo:border-top="0.008333in solid #000000" fo:border-left="0.008333in solid #000000" fo:border-right="0.008333in solid #000000" fo:border-bottom="0.008333in solid #000000" fo:vertical-align="top" fo:background-color="#ffffff"/>
    </style:style>
  </office:automatic-styles>
  <office:body>
    <office:text>
      <text:p text:style-name="P1"><text:span text:style-name="T1">Setting</text:span><text:span text:style-name="T2"><text:s/></text:span><text:span text:style-name="T3">up</text:span><text:span text:style-name="T4"><text:s/></text:span><text:span text:style-name="T5">Application</text:span><text:span text:style-name="T6"><text:s/></text:span><text:span text:style-name="T7">Environment</text:span><text:span text:style-name="T8"><text:s/></text:span><text:span text:style-name="T9">Create</text:span><text:span text:style-name="T10"><text:s/></text:span><text:span text:style-name="T11">Sendgrid</text:span><text:span text:style-name="T12"><text:s/></text:span><text:span text:style-name="T13">Account</text:span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3"><text:span text:style-name="T15">Date</text:span><text:span text:style-name="T16"/></text:p>
          </table:table-cell>
          <table:table-cell table:style-name="TableCell010001">
            <text:p text:style-name="P4"><text:span text:style-name="T17">15</text:span><text:span text:style-name="T18"><text:s/></text:span><text:span text:style-name="T19">November</text:span><text:span text:style-name="T20"><text:s/></text:span><text:span text:style-name="T21">2022</text:span><text:span text:style-name="T22"/></text:p>
          </table:table-cell>
        </table:table-row>
        <table:table-row table:style-name="TableRow0101">
          <table:table-cell table:style-name="TableCell010100">
            <text:p text:style-name="P7"><text:span text:style-name="T23">Team</text:span><text:span text:style-name="T24"><text:s/></text:span><text:span text:style-name="T25">ID</text:span><text:span text:style-name="T26"/></text:p>
          </table:table-cell>
          <table:table-cell table:style-name="TableCell010101">
            <text:p text:style-name="P8"><text:span text:style-name="T27">PNT2022TMID10587</text:span><text:span text:style-name="T28"/></text:p>
          </table:table-cell>
        </table:table-row>
        <table:table-row table:style-name="TableRow0102">
          <table:table-cell table:style-name="TableCell010200">
            <text:p text:style-name="P11"><text:span text:style-name="T29">Project</text:span><text:span text:style-name="T30"><text:s/></text:span><text:span text:style-name="T31">Name</text:span><text:span text:style-name="T32"/></text:p>
          </table:table-cell>
          <table:table-cell table:style-name="TableCell010201">
            <text:p text:style-name="P12"><text:span text:style-name="T33">Skill/Job</text:span><text:span text:style-name="T34"><text:s/></text:span><text:span text:style-name="T35">Recommender</text:span><text:span text:style-name="T36"><text:s/></text:span><text:span text:style-name="T37">Application</text:span><text:span text:style-name="T38"/></text:p>
          </table:table-cell>
        </table:table-row>
      </table:table>
      <text:p text:style-name="P14"><text:span text:style-name="T39"/></text:p>
      <text:p text:style-name="P15"><text:span text:style-name="T40">Step</text:span><text:span text:style-name="T41"><text:s/></text:span><text:span text:style-name="T42">1.</text:span><text:span text:style-name="T43"><text:s/></text:span><text:span text:style-name="T44">Navigate</text:span><text:span text:style-name="T45"><text:s/></text:span><text:span text:style-name="T46">to</text:span><text:span text:style-name="T47"><text:s/></text:span><text:a xlink:href="https://sendgrid.com/"><text:span text:style-name="T49">https://sendgrid.com</text:span></text:a><text:span text:style-name="T50"/></text:p>
      <text:p text:style-name="P16"><draw:frame text:anchor-type="as-char" svg:width="155.19mm" svg:height="87.29mm" style:rel-width="scale" style:rel-height="scale"><draw:object-ole xlink:href="OleObj1"/><draw:image xlink:href="ObjectReplacements/OleObj1"/></draw:frame><text:span text:style-name="T52"/></text:p>
      <text:p text:style-name="P17"><text:span text:style-name="T53"/></text:p>
      <text:p text:style-name="P18"><text:span text:style-name="T54">Step</text:span><text:span text:style-name="T55"><text:s/></text:span><text:span text:style-name="T56">2.</text:span><text:span text:style-name="T57"><text:s/></text:span><text:span text:style-name="T58">Click</text:span><text:span text:style-name="T59"><text:s/></text:span><text:span text:style-name="T60">on</text:span><text:span text:style-name="T61"><text:s/></text:span><text:span text:style-name="T62">“Start</text:span><text:span text:style-name="T63"><text:s/></text:span><text:span text:style-name="T64">for</text:span><text:span text:style-name="T65"><text:s/></text:span><text:span text:style-name="T66">free”</text:span><text:span text:style-name="T67"><text:s/></text:span><text:span text:style-name="T68">and</text:span><text:span text:style-name="T69"><text:s/></text:span><text:span text:style-name="T70">register</text:span><text:span text:style-name="T71"><text:s/></text:span><text:span text:style-name="T72">yourselves</text:span><text:span text:style-name="T73"><text:s/></text:span><text:span text:style-name="T74">by</text:span><text:span text:style-name="T75"><text:s/></text:span><text:span text:style-name="T76">entering</text:span><text:span text:style-name="T77"><text:s/></text:span><text:span text:style-name="T78">required</text:span><text:span text:style-name="T79"><text:s/></text:span><text:span text:style-name="T80">details</text:span><text:span text:style-name="T81"><text:s/></text:span><text:span text:style-name="T82">and</text:span><text:span text:style-name="T83"><text:s/></text:span><text:span text:style-name="T84">click</text:span><text:span text:style-name="T85"><text:s/></text:span><text:span text:style-name="T86">on</text:span><text:span text:style-name="T87"><text:s/></text:span><text:span text:style-name="T88">create</text:span><text:span text:style-name="T89"><text:s/></text:span><text:span text:style-name="T90">account</text:span></text:p>
      <text:p text:style-name="P19"><text:span text:style-name="T91"/></text:p>
      <text:p text:style-name="P20"><draw:frame text:anchor-type="as-char" svg:width="155.19mm" svg:height="87.29mm" style:rel-width="scale" style:rel-height="scale"><draw:object-ole xlink:href="OleObj2"/><draw:image xlink:href="ObjectReplacements/OleObj2"/></draw:frame><text:span text:style-name="T93"/></text:p>
      <text:p text:style-name="P21"><text:span text:style-name="T93"/></text:p>
      <text:p text:style-name="P21"><text:span text:style-name="T93"/></text:p>
      <text:p text:style-name="P22"><text:span text:style-name="T94"/></text:p>
      <text:p text:style-name="P23"><draw:frame text:anchor-type="as-char" svg:width="155.19mm" svg:height="87.29mm" style:rel-width="scale" style:rel-height="scale"><draw:object-ole xlink:href="OleObj3"/><draw:image xlink:href="ObjectReplacements/OleObj3"/></draw:frame><text:span text:style-name="T96"/></text:p>
      <text:p text:style-name="P24"><text:span text:style-name="T96"/></text:p>
      <text:p text:style-name="P24"><text:span text:style-name="T96"/></text:p>
      <text:p text:style-name="P24"><text:span text:style-name="T96"/></text:p>
      <text:p text:style-name="P24"><text:span text:style-name="T96"/></text:p>
      <text:p text:style-name="P24"><text:span text:style-name="T96"/></text:p>
      <text:p text:style-name="P25"><text:span text:style-name="T97"/></text:p>
      <text:p text:style-name="P26"><text:span text:style-name="T98">Step</text:span><text:span text:style-name="T99"><text:s/></text:span><text:span text:style-name="T100">3.</text:span><text:span text:style-name="T101"><text:s/></text:span><text:span text:style-name="T102">Further</text:span><text:span text:style-name="T103"><text:s/></text:span><text:span text:style-name="T104">fill</text:span><text:span text:style-name="T105"><text:s/></text:span><text:span text:style-name="T106">all</text:span><text:span text:style-name="T107"><text:s/></text:span><text:span text:style-name="T108">required</text:span><text:span text:style-name="T109"><text:s/></text:span><text:span text:style-name="T110">details</text:span><text:span text:style-name="T111"><text:s/></text:span><text:span text:style-name="T112">in</text:span><text:span text:style-name="T113"><text:s/></text:span><text:span text:style-name="T114">next</text:span><text:span text:style-name="T115"><text:s/></text:span><text:span text:style-name="T116">page</text:span><text:span text:style-name="T117"><text:s/></text:span><text:span text:style-name="T118">and</text:span><text:span text:style-name="T119"><text:s/></text:span><text:span text:style-name="T120">click</text:span><text:span text:style-name="T121"><text:s/></text:span><text:span text:style-name="T122">on</text:span><text:span text:style-name="T123"><text:s/></text:span><text:span text:style-name="T124">get</text:span><text:span text:style-name="T125"><text:s/></text:span><text:span text:style-name="T126">started</text:span><text:span text:style-name="T127"><text:s/></text:span><text:span text:style-name="T128">as</text:span><text:span text:style-name="T129"><text:s/></text:span><text:span text:style-name="T130">shown</text:span><text:span text:style-name="T131"><text:s/></text:span><text:span text:style-name="T132">below</text:span></text:p>
      <text:p text:style-name="P27"><draw:frame text:anchor-type="as-char" svg:width="132.87mm" svg:height="74.74mm" style:rel-width="scale" style:rel-height="scale"><draw:object-ole xlink:href="OleObj4"/><draw:image xlink:href="ObjectReplacements/OleObj4"/></draw:frame><text:span text:style-name="T134"/></text:p>
      <text:p text:style-name="P28"><text:span text:style-name="T134"/></text:p>
      <text:p text:style-name="P28"><text:span text:style-name="T134"/></text:p>
      <text:p text:style-name="P28"><text:span text:style-name="T134"/></text:p>
      <text:p text:style-name="P28"><text:span text:style-name="T134"/></text:p>
      <text:p text:style-name="P28"><text:span text:style-name="T134"/></text:p>
      <text:p text:style-name="P28"><text:span text:style-name="T134"/></text:p>
      <text:p text:style-name="P28"><text:span text:style-name="T134"/></text:p>
      <text:p text:style-name="P28"><text:span text:style-name="T134"/></text:p>
      <text:p text:style-name="P29"><text:span text:style-name="T135"/></text:p>
      <text:p text:style-name="P30"><draw:frame text:anchor-type="as-char" svg:width="138.50mm" svg:height="77.91mm" style:rel-width="scale" style:rel-height="scale"><draw:object-ole xlink:href="OleObj5"/><draw:image xlink:href="ObjectReplacements/OleObj5"/></draw:frame><text:span text:style-name="T137"/></text:p>
      <text:p text:style-name="P31"><text:span text:style-name="T137"/></text:p>
      <text:p text:style-name="P32"><text:span text:style-name="T138">Step 4.<text:s/></text:span><text:span text:style-name="T139">That’s</text:span><text:span text:style-name="T140"><text:s/></text:span><text:span text:style-name="T141">it</text:span><text:span text:style-name="T142"><text:s/></text:span><text:span text:style-name="T143">you have created</text:span><text:span text:style-name="T144"><text:s/></text:span><text:span text:style-name="T145">your SendGrid account</text:span><text:span text:style-name="T146"><text:s/></text:span><text:span text:style-name="T147">and got</text:span><text:span text:style-name="T148"><text:s/></text:span><text:span text:style-name="T149">access</text:span><text:span text:style-name="T150"><text:s/></text:span><text:span text:style-name="T151">to</text:span><text:span text:style-name="T152"><text:s/></text:span><text:span text:style-name="T153">dashboard</text:span></text:p>
      <text:p text:style-name="P33"><text:span text:style-name="T154"/></text:p>
      <text:p text:style-name="P33"><text:span text:style-name="T154"/></text:p>
      <text:p text:style-name="P34"><draw:frame text:anchor-type="as-char" svg:width="155.19mm" svg:height="87.29mm" style:rel-width="scale" style:rel-height="scale"><draw:object-ole xlink:href="OleObj6"/><draw:image xlink:href="ObjectReplacements/OleObj6"/></draw:frame><text:span text:style-name="T156"/></text:p>
      <text:p text:style-name="P35"><text:span text:style-name="T157"/></text:p>
      <text:p text:style-name="P35"><text:span text:style-name="T157"/></text:p>
      <text:p text:style-name="P36"><text:span text:style-name="T157"/></text:p>
      <text:p text:style-name="P37"><text:span text:style-name="T158">Output:</text:span></text:p>
      <text:p text:style-name="P38"><text:span text:style-name="T159">Send</text:span><text:span text:style-name="T160"><text:s/></text:span><text:span text:style-name="T161">Grid</text:span><text:span text:style-name="T162"><text:s/></text:span><text:span text:style-name="T163">account</text:span><text:span text:style-name="T164"><text:s/></text:span><text:span text:style-name="T165">created</text:span><text:span text:style-name="T166"><text:s/></text:span><text:span text:style-name="T167">successfully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